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gerLocaleConverter.IntegerLocale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LocaleConverter.IntegerLocaleConverter( Object defaultValue ,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LocaleConverter.IntegerLocaleConverter( Object defaultValue ,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LocaleConverter.IntegerLocaleConverter(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LocaleConverter.IntegerLocaleConverter(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LocaleConverter.IntegerLocaleConverte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LocaleConverter.IntegerLocaleConverter(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LocaleConverter.IntegerLocaleConverter( Object defaultValu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LocaleConverter.IntegerLocaleConverter( Object default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LocaleConverter.parse( Object value , String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gerLocaleConverter.IntegerLocaleConverter( Object defaultValue ,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LocaleConverter.IntegerLocal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LocaleConverter.IntegerLocaleConverter(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